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0efd4" draw:textarea-horizontal-align="justify" draw:textarea-vertical-align="middle" draw:auto-grow-height="false" fo:min-height="0.766cm" fo:min-width="3.361cm"/>
    </style:style>
    <style:style style:name="gr2" style:family="graphic" style:parent-style-name="standard">
      <style:graphic-properties svg:stroke-color="#000000" draw:fill-color="#e0efd4" draw:textarea-horizontal-align="justify" draw:textarea-vertical-align="middle" draw:auto-grow-height="false" fo:min-height="0.766cm" fo:min-width="3.666cm"/>
    </style:style>
    <style:style style:name="gr3" style:family="graphic" style:parent-style-name="standard">
      <style:graphic-properties svg:stroke-color="#000000" draw:fill-color="#e0efd4" draw:textarea-horizontal-align="justify" draw:textarea-vertical-align="middle" draw:auto-grow-height="false" fo:min-height="0.766cm" fo:min-width="4.253cm"/>
    </style:style>
    <style:style style:name="gr4" style:family="graphic" style:parent-style-name="standard">
      <style:graphic-properties svg:stroke-color="#000000" draw:fill-color="#8ccfb7" draw:textarea-horizontal-align="justify" draw:textarea-vertical-align="middle" draw:auto-grow-height="false" fo:min-height="0.766cm" fo:min-width="6.714cm"/>
    </style:style>
    <style:style style:name="gr5" style:family="graphic" style:parent-style-name="standard">
      <style:graphic-properties svg:stroke-color="#000000" draw:fill-color="#8ccfb7" draw:textarea-horizontal-align="justify" draw:textarea-vertical-align="middle" draw:auto-grow-height="false" fo:min-height="0.766cm" fo:min-width="5.088cm"/>
    </style:style>
    <style:style style:name="gr6" style:family="graphic" style:parent-style-name="standard">
      <style:graphic-properties svg:stroke-color="#000000" draw:fill-color="#dfcce4" draw:textarea-horizontal-align="justify" draw:textarea-vertical-align="middle" draw:auto-grow-height="false" fo:min-height="0.766cm" fo:min-width="4.478cm"/>
    </style:style>
    <style:style style:name="gr7" style:family="graphic" style:parent-style-name="standard">
      <style:graphic-properties svg:stroke-color="#000000" draw:fill-color="#fff9ae" draw:textarea-horizontal-align="justify" draw:textarea-vertical-align="middle" draw:auto-grow-height="false" fo:min-height="0.766cm" fo:min-width="3.666cm"/>
    </style:style>
    <style:style style:name="gr8" style:family="graphic" style:parent-style-name="standard">
      <style:graphic-properties svg:stroke-color="#000000" draw:fill-color="#cccccc" draw:textarea-horizontal-align="justify" draw:textarea-vertical-align="middle" draw:auto-grow-height="false" fo:min-height="0.766cm" fo:min-width="3.361cm"/>
    </style:style>
    <style:style style:name="gr9" style:family="graphic" style:parent-style-name="standard">
      <style:graphic-properties svg:stroke-color="#000000" draw:fill-color="#cccccc" draw:textarea-horizontal-align="justify" draw:textarea-vertical-align="middle" draw:auto-grow-height="false" fo:min-height="0.766cm" fo:min-width="4.682cm"/>
    </style:style>
    <style:style style:name="gr10" style:family="graphic" style:parent-style-name="standard">
      <style:graphic-properties svg:stroke-color="#000000" draw:fill-color="#e0efd4" draw:textarea-horizontal-align="justify" draw:textarea-vertical-align="middle" draw:auto-grow-height="false" fo:min-height="0.766cm" fo:min-width="4.986cm"/>
    </style:style>
    <style:style style:name="gr11" style:family="graphic" style:parent-style-name="standard">
      <style:graphic-properties svg:stroke-color="#000000" draw:fill-color="#8f93c7" draw:textarea-horizontal-align="justify" draw:textarea-vertical-align="middle" draw:auto-grow-height="false" fo:min-height="1.576cm" fo:min-width="3.184cm"/>
    </style:style>
    <style:style style:name="gr12" style:family="graphic" style:parent-style-name="standard">
      <style:graphic-properties svg:stroke-color="#000000" draw:fill-color="#adc5e7" draw:textarea-horizontal-align="justify" draw:textarea-vertical-align="bottom" draw:auto-grow-height="false" fo:min-height="0.989cm" fo:min-width="3.184cm"/>
    </style:style>
    <style:style style:name="gr13" style:family="graphic" style:parent-style-name="standard">
      <style:graphic-properties svg:stroke-color="#000000" draw:fill-color="#adc5e7" draw:textarea-horizontal-align="justify" draw:textarea-vertical-align="bottom" draw:auto-grow-height="false" fo:min-height="0.322cm" fo:min-width="3.184cm"/>
    </style:style>
    <style:style style:name="gr14" style:family="graphic" style:parent-style-name="standard">
      <style:graphic-properties svg:stroke-color="#000000" draw:fill-color="#adc5e7" draw:textarea-horizontal-align="justify" draw:textarea-vertical-align="bottom" draw:auto-grow-height="false" fo:min-height="0.83cm" fo:min-width="3.184cm"/>
    </style:style>
    <style:style style:name="gr15" style:family="graphic" style:parent-style-name="standard">
      <style:graphic-properties svg:stroke-color="#000000" draw:textarea-horizontal-align="justify" draw:textarea-vertical-align="middle" draw:auto-grow-height="false" fo:min-height="1.576cm" fo:min-width="3.184cm"/>
    </style:style>
    <style:style style:name="gr16" style:family="graphic" style:parent-style-name="standard">
      <style:graphic-properties svg:stroke-color="#000000" draw:fill-color="#f79448" draw:textarea-horizontal-align="justify" draw:textarea-vertical-align="middle" draw:auto-grow-height="false" fo:min-height="0.766cm" fo:min-width="6.002cm"/>
    </style:style>
    <style:style style:name="gr17" style:family="graphic" style:parent-style-name="standard">
      <style:graphic-properties svg:stroke-color="#000000" draw:fill-color="#8f93c7" draw:textarea-horizontal-align="justify" draw:textarea-vertical-align="middle" draw:auto-grow-height="false" fo:min-height="0.766cm" fo:min-width="2.396cm"/>
    </style:style>
    <style:style style:name="gr18" style:family="graphic" style:parent-style-name="objectwithoutfill">
      <style:graphic-properties draw:stroke="dash" draw:stroke-dash="Ultrafine_20_2_20_Dots_20_3_20_Dashes" svg:stroke-color="#999999" draw:marker-end="Arrow" draw:marker-end-width="0.3cm" draw:fill="none" draw:textarea-vertical-align="middle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objectwithoutfill">
      <style:graphic-properties svg:stroke-width="0.035cm" svg:stroke-color="#0066b3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1" style:family="graphic" style:parent-style-name="objectwithoutfill">
      <style:graphic-properties svg:stroke-width="0.035cm" svg:stroke-color="#62a73b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2" style:family="graphic" style:parent-style-name="standard">
      <style:graphic-properties svg:stroke-color="#000000" draw:fill-color="#8ccfb7" draw:textarea-horizontal-align="justify" draw:textarea-vertical-align="middle" draw:auto-grow-height="false" fo:min-height="0.766cm" fo:min-width="3.513cm"/>
    </style:style>
    <style:style style:name="gr23" style:family="graphic" style:parent-style-name="standard">
      <style:graphic-properties svg:stroke-color="#000000" draw:fill-color="#8ccfb7" draw:textarea-horizontal-align="justify" draw:textarea-vertical-align="middle" draw:auto-grow-height="false" fo:min-height="0.766cm" fo:min-width="4.834cm"/>
    </style:style>
    <style:style style:name="gr24" style:family="graphic" style:parent-style-name="objectwithoutfill">
      <style:graphic-properties svg:stroke-width="0.053cm" svg:stroke-color="#ed1c24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5" style:family="graphic" style:parent-style-name="objectwithoutfill">
      <style:graphic-properties draw:stroke="solid" draw:stroke-dash="Ultrafine_20_Dashed" svg:stroke-width="0.053cm" svg:stroke-color="#ed1c24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6" style:family="graphic" style:parent-style-name="objectwithoutfill">
      <style:graphic-properties draw:stroke="solid" svg:stroke-width="0.053cm" svg:stroke-color="#faa61a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7" style:family="graphic" style:parent-style-name="objectwithoutfill">
      <style:graphic-properties svg:stroke-width="0.053cm" svg:stroke-color="#9d85be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8" style:family="graphic" style:parent-style-name="objectwithoutfill">
      <style:graphic-properties draw:stroke="dash" draw:stroke-dash="Ultrafine_20_Dashed" svg:stroke-width="0.053cm" svg:stroke-color="#faa61a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9" style:family="graphic" style:parent-style-name="standard">
      <style:graphic-properties draw:stroke="none" svg:stroke-color="#000000" draw:fill="none" draw:fill-color="#ffffff" fo:min-height="1.0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43cm"/>
    </style:style>
    <style:style style:name="gr31" style:family="graphic" style:parent-style-name="standard">
      <style:graphic-properties draw:stroke="none" draw:fill="none" fo:min-height="1.423cm"/>
    </style:style>
    <style:style style:name="gr32" style:family="graphic" style:parent-style-name="standard">
      <style:graphic-properties draw:stroke="none" svg:stroke-color="#000000" draw:fill="none" draw:fill-color="#ffffff" fo:min-height="1.42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07cm"/>
    </style:style>
    <style:style style:name="gr34" style:family="graphic" style:parent-style-name="standard">
      <style:graphic-properties draw:stroke="none" svg:stroke-color="#000000" draw:fill="none" draw:fill-color="#ffffff" fo:min-height="1.57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5.823cm"/>
    </style:style>
    <style:style style:name="gr36" style:family="graphic" style:parent-style-name="standard">
      <style:graphic-properties svg:stroke-color="#000000" draw:fill="none" draw:textarea-horizontal-align="justify" draw:textarea-vertical-align="top" draw:auto-grow-height="false" fo:min-height="0.563cm" fo:min-width="4.58cm"/>
    </style:style>
    <style:style style:name="gr37" style:family="graphic" style:parent-style-name="standard">
      <style:graphic-properties svg:stroke-color="#000000" draw:fill="none" draw:textarea-horizontal-align="justify" draw:textarea-vertical-align="top" draw:auto-grow-height="false" fo:min-height="0.461cm" fo:min-width="4.58cm"/>
    </style:style>
    <style:style style:name="gr38" style:family="graphic" style:parent-style-name="standard">
      <style:graphic-properties svg:stroke-color="#000000" draw:fill="none" draw:textarea-horizontal-align="justify" draw:textarea-vertical-align="top" draw:auto-grow-height="false" fo:min-height="1.933cm" fo:min-width="4.58cm"/>
    </style:style>
    <style:style style:name="gr39" style:family="graphic" style:parent-style-name="standard">
      <style:graphic-properties svg:stroke-color="#000000" draw:fill="none" draw:textarea-horizontal-align="justify" draw:textarea-vertical-align="top" draw:auto-grow-height="false" fo:min-height="28.706cm" fo:min-width="19.794cm"/>
    </style:style>
    <style:style style:name="P1" style:family="paragraph">
      <style:paragraph-properties fo:text-align="start"/>
    </style:style>
    <style:style style:name="P2" style:family="paragraph">
      <loext:graphic-properties draw:fill-color="#e0efd4"/>
      <style:paragraph-properties fo:text-align="start"/>
    </style:style>
    <style:style style:name="P3" style:family="paragraph">
      <loext:graphic-properties draw:fill-color="#8ccfb7"/>
      <style:paragraph-properties fo:text-align="start"/>
    </style:style>
    <style:style style:name="P4" style:family="paragraph">
      <loext:graphic-properties draw:fill-color="#dfcce4"/>
      <style:paragraph-properties fo:text-align="start"/>
    </style:style>
    <style:style style:name="P5" style:family="paragraph">
      <loext:graphic-properties draw:fill-color="#fff9ae"/>
      <style:paragraph-properties fo:text-align="start"/>
    </style:style>
    <style:style style:name="P6" style:family="paragraph">
      <loext:graphic-properties draw:fill-color="#cccccc"/>
      <style:paragraph-properties fo:text-align="start"/>
    </style:style>
    <style:style style:name="P7" style:family="paragraph">
      <style:paragraph-properties fo:text-align="center"/>
    </style:style>
    <style:style style:name="P8" style:family="paragraph">
      <loext:graphic-properties draw:fill-color="#8f93c7"/>
      <style:paragraph-properties fo:text-align="center"/>
      <style:text-properties fo:font-size="16pt"/>
    </style:style>
    <style:style style:name="P9" style:family="paragraph">
      <style:paragraph-properties fo:margin-top="0.711cm" fo:margin-bottom="0cm" fo:text-align="center"/>
    </style:style>
    <style:style style:name="P10" style:family="paragraph">
      <loext:graphic-properties draw:fill-color="#adc5e7"/>
      <style:paragraph-properties fo:margin-top="0.711cm" fo:margin-bottom="0cm" fo:text-align="center"/>
      <style:text-properties fo:font-size="10.5pt"/>
    </style:style>
    <style:style style:name="P11" style:family="paragraph">
      <style:paragraph-properties fo:margin-top="0cm" fo:margin-bottom="0cm" fo:text-align="center"/>
    </style:style>
    <style:style style:name="P12" style:family="paragraph">
      <loext:graphic-properties draw:fill-color="#adc5e7"/>
      <style:paragraph-properties fo:margin-top="0cm" fo:margin-bottom="0cm" fo:text-align="center"/>
      <style:text-properties fo:font-size="16pt"/>
    </style:style>
    <style:style style:name="P13" style:family="paragraph">
      <style:paragraph-properties fo:text-align="center"/>
      <style:text-properties fo:font-size="16pt"/>
    </style:style>
    <style:style style:name="P14" style:family="paragraph">
      <loext:graphic-properties draw:fill-color="#f79448"/>
      <style:paragraph-properties fo:text-align="start"/>
    </style:style>
    <style:style style:name="P15" style:family="paragraph">
      <loext:graphic-properties draw:fill-color="#8f93c7"/>
      <style:paragraph-properties fo:text-align="star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  <style:text-properties fo:color="#62a73b" fo:font-size="22pt" fo:font-weight="bold" style:font-size-asian="22pt" style:font-weight-asian="bold" style:font-size-complex="22pt" style:font-weight-complex="bold"/>
    </style:style>
    <style:style style:name="P18" style:family="paragraph">
      <loext:graphic-properties draw:fill="none" draw:fill-color="#ffffff"/>
      <style:text-properties fo:color="#0066b3" fo:font-size="22pt" fo:font-weight="bold" style:font-size-asian="22pt" style:font-weight-asian="bold" style:font-size-complex="22pt" style:font-weight-complex="bold"/>
    </style:style>
    <style:style style:name="P19" style:family="paragraph">
      <loext:graphic-properties draw:fill="none" draw:fill-color="#ffffff"/>
      <style:text-properties fo:color="#ce181e" fo:font-size="22pt" fo:font-weight="bold" style:font-size-asian="22pt" style:font-weight-asian="bold" style:font-size-complex="22pt" style:font-weight-complex="bold"/>
    </style:style>
    <style:style style:name="P20" style:family="paragraph">
      <loext:graphic-properties draw:fill="none" draw:fill-color="#ffffff"/>
      <style:text-properties fo:color="#826aaf" fo:font-size="22pt" fo:font-weight="bold" style:font-size-asian="22pt" style:font-weight-asian="bold" style:font-size-complex="22pt" style:font-weight-complex="bold"/>
    </style:style>
    <style:style style:name="P21" style:family="paragraph">
      <loext:graphic-properties draw:fill="none" draw:fill-color="#ffffff"/>
      <style:text-properties fo:color="#faa61a"/>
    </style:style>
    <style:style style:name="P22" style:family="paragraph">
      <loext:graphic-properties draw:fill="none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="none" draw:fill-color="#ffffff"/>
      <style:text-properties fo:color="#b2b2b2"/>
    </style:style>
    <style:style style:name="P25" style:family="paragraph">
      <loext:graphic-properties draw:fill="none" draw:fill-color="#ffffff"/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26" style:family="paragraph">
      <loext:graphic-properties draw:fill="none"/>
      <style:paragraph-properties fo:text-align="start"/>
      <style:text-properties fo:font-size="11pt" style:font-size-asian="11pt" style:font-size-complex="11pt"/>
    </style:style>
    <style:style style:name="T1" style:family="text">
      <style:text-properties fo:font-size="10.5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color="#62a73b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0066b3"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ce181e" fo:font-size="22pt" fo:font-weight="bold" style:font-size-asian="22pt" style:font-weight-asian="bold" style:font-size-complex="22pt" style:font-weight-complex="bold"/>
    </style:style>
    <style:style style:name="T6" style:family="text">
      <style:text-properties fo:color="#826aaf" fo:font-size="22pt" fo:font-weight="bold" style:font-size-asian="22pt" style:font-weight-asian="bold" style:font-size-complex="22pt" style:font-weight-complex="bold"/>
    </style:style>
    <style:style style:name="T7" style:family="text">
      <style:text-properties fo:color="#faa61a"/>
    </style:style>
    <style:style style:name="T8" style:family="text">
      <style:text-properties fo:color="#b2b2b2"/>
    </style:style>
    <style:style style:name="T9" style:family="text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10" style:family="tex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7" draw:id="id7" draw:layer="layout" svg:width="3.861cm" svg:height="1.016cm" svg:x="1.6cm" svg:y="13.327cm">
          <text:p text:style-name="P1">lslpub_OT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6" draw:id="id6" draw:layer="layout" svg:width="4.166cm" svg:height="1.016cm" svg:x="1.6cm" svg:y="12.227cm">
          <text:p text:style-name="P1">lslpub_ES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5" draw:id="id5" draw:layer="layout" svg:width="4.753cm" svg:height="1.016cm" svg:x="1.6cm" svg:y="11.127cm">
          <text:p text:style-name="P1">lslpub_LabJac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" draw:id="id2" draw:layer="layout" svg:width="7.214cm" svg:height="1.016cm" svg:x="1.6cm" svg:y="4.427cm">
          <text:p text:style-name="P1">lslpub_handChoregrap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3" draw:id="id3" draw:layer="layout" svg:width="5.588cm" svg:height="1.016cm" svg:x="1.6cm" svg:y="7.127cm">
          <text:p text:style-name="P1">lslsub_handMode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xml:id="id8" draw:id="id8" draw:layer="layout" svg:width="4.978cm" svg:height="1.016cm" svg:x="6.408cm" svg:y="14.963cm">
          <text:p text:style-name="P1">lslsub_dbfeed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xml:id="id9" draw:id="id9" draw:layer="layout" svg:width="4.166cm" svg:height="1.016cm" svg:x="14.895cm" svg:y="4.556cm">
          <text:p text:style-name="P1">lslsub_plot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xml:id="id1" draw:id="id1" draw:layer="layout" svg:width="3.861cm" svg:height="1.016cm" svg:x="1.154cm" svg:y="2.427cm">
          <text:p text:style-name="P1">lsl_manag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182cm" svg:height="1.016cm" svg:x="1.162cm" svg:y="1.329cm">
          <text:p text:style-name="P1">lsl_managerWe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xml:id="id4" draw:id="id4" draw:layer="layout" svg:width="5.486cm" svg:height="1.016cm" svg:x="1.6cm" svg:y="10.027cm">
          <text:p text:style-name="P1">lslpub_XsensRaw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xml:id="id15" draw:id="id15" draw:layer="layout" svg:width="3.683cm" svg:height="2.921cm" svg:x="4.451cm" svg:y="24.437cm">
          <text:p text:style-name="P7">Neural</text:p>
          <text:p text:style-name="P7">Network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" draw:text-style-name="P10" draw:layer="layout" svg:width="3.683cm" svg:height="1.981cm" svg:x="4.451cm" svg:y="23.037cm">
          <text:p text:style-name="P9"><text:span text:style-name="T1"/></text:p>
          <text:p text:style-name="P9"><text:span text:style-name="T1">Input n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10" draw:layer="layout" svg:width="3.683cm" svg:height="0.914cm" svg:x="4.451cm" svg:y="23.238cm">
          <text:p text:style-name="P9"><text:span text:style-name="T1"/></text:p>
          <text:p text:style-name="P9"><text:span text:style-name="T1"/></text:p>
          <text:p text:style-name="P9"><text:span text:style-name="T1">...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10" draw:layer="layout" svg:width="3.683cm" svg:height="0.914cm" svg:x="4.451cm" svg:y="22.538cm">
          <text:p text:style-name="P9"><text:span text:style-name="T1"/></text:p>
          <text:p text:style-name="P9"><text:span text:style-name="T1"/></text:p>
          <text:p text:style-name="P9"><text:span text:style-name="T1">Input 1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12" xml:id="id12" draw:id="id12" draw:layer="layout" svg:width="3.683cm" svg:height="1.727cm" svg:x="4.451cm" svg:y="21.037cm">
          <text:p text:style-name="P11">Dat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13" draw:layer="layout" svg:width="3.683cm" svg:height="2.921cm" svg:x="4.451cm" svg:y="18.437cm">
          <text:p text:style-name="P7">Psql </text:p>
          <text:p text:style-name="P7"><text:span text:style-name="T2">Timescale 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6" draw:text-style-name="P14" xml:id="id10" draw:id="id10" draw:layer="layout" svg:width="6.502cm" svg:height="1.016cm" svg:x="11.386cm" svg:y="18.018cm">
          <text:p text:style-name="P1">lslsub_onlineDecod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5" xml:id="id14" draw:id="id14" draw:layer="layout" svg:width="2.896cm" svg:height="1.016cm" svg:x="0.819cm" svg:y="23.165cm">
          <text:p text:style-name="P1">psql_M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16" draw:layer="layout" svg:x1="1.154cm" svg:y1="2.935cm" svg:x2="1.6cm" svg:y2="4.935cm" draw:start-shape="id1" draw:end-shape="id2" draw:end-glue-point="3" svg:d="M1154 2935h-502v2000h948" svg:viewBox="0 0 949 2001">
          <text:p/>
        </draw:connector>
        <draw:connector draw:style-name="gr18" draw:text-style-name="P16" draw:layer="layout" svg:x1="1.154cm" svg:y1="2.935cm" svg:x2="1.6cm" svg:y2="7.635cm" draw:start-shape="id1" draw:start-glue-point="3" draw:end-shape="id3" svg:d="M1154 2935h-502v4700h948" svg:viewBox="0 0 949 4701">
          <text:p/>
        </draw:connector>
        <draw:connector draw:style-name="gr18" draw:text-style-name="P16" draw:layer="layout" svg:x1="1.154cm" svg:y1="2.935cm" svg:x2="1.6cm" svg:y2="10.535cm" draw:start-shape="id1" draw:start-glue-point="3" draw:end-shape="id4" svg:d="M1154 2935h-502v7600h948" svg:viewBox="0 0 949 7601">
          <text:p/>
        </draw:connector>
        <draw:connector draw:style-name="gr18" draw:text-style-name="P16" draw:layer="layout" svg:x1="1.154cm" svg:y1="2.935cm" svg:x2="1.6cm" svg:y2="11.635cm" draw:start-shape="id1" draw:start-glue-point="3" draw:end-shape="id5" draw:end-glue-point="3" svg:d="M1154 2935h-502v8700h948" svg:viewBox="0 0 949 8701">
          <text:p/>
        </draw:connector>
        <draw:connector draw:style-name="gr18" draw:text-style-name="P16" draw:layer="layout" svg:x1="1.154cm" svg:y1="2.935cm" svg:x2="1.6cm" svg:y2="12.735cm" draw:start-shape="id1" draw:start-glue-point="3" draw:end-shape="id6" draw:end-glue-point="3" svg:d="M1154 2935h-502v9800h948" svg:viewBox="0 0 949 9801">
          <text:p/>
        </draw:connector>
        <draw:connector draw:style-name="gr18" draw:text-style-name="P16" draw:layer="layout" svg:x1="1.154cm" svg:y1="2.935cm" svg:x2="1.6cm" svg:y2="13.835cm" draw:start-shape="id1" draw:end-shape="id7" draw:end-glue-point="3" svg:d="M1154 2935h-502v10900h948" svg:viewBox="0 0 949 10901">
          <text:p/>
        </draw:connector>
        <draw:connector draw:style-name="gr18" draw:text-style-name="P16" draw:layer="layout" svg:x1="1.154cm" svg:y1="2.935cm" svg:x2="6.408cm" svg:y2="15.471cm" draw:start-shape="id1" draw:start-glue-point="3" draw:end-shape="id8" svg:d="M1154 2935h-502v12536h5756" svg:viewBox="0 0 5757 12537">
          <text:p/>
        </draw:connector>
        <draw:connector draw:style-name="gr18" draw:text-style-name="P16" draw:layer="layout" draw:line-skew="0cm -0.333cm" svg:x1="1.154cm" svg:y1="2.935cm" svg:x2="16.978cm" svg:y2="4.556cm" draw:start-shape="id1" draw:start-glue-point="3" draw:end-shape="id9" draw:end-glue-point="0" svg:d="M1154 2935h-502v732h16326v889" svg:viewBox="0 0 16327 1622">
          <text:p/>
        </draw:connector>
        <draw:connector draw:style-name="gr19" draw:text-style-name="P16" draw:layer="layout" svg:x1="7.086cm" svg:y1="10.535cm" svg:x2="8.897cm" svg:y2="14.963cm" draw:start-shape="id4" draw:start-glue-point="1" draw:end-shape="id8" svg:d="M7086 10535h1811v4428" svg:viewBox="0 0 1812 4429">
          <text:p/>
        </draw:connector>
        <draw:connector draw:style-name="gr19" draw:text-style-name="P16" draw:layer="layout" svg:x1="6.353cm" svg:y1="11.635cm" svg:x2="8.897cm" svg:y2="14.963cm" draw:start-shape="id5" draw:start-glue-point="1" draw:end-shape="id8" svg:d="M6353 11635h2544v3328" svg:viewBox="0 0 2545 3329">
          <text:p/>
        </draw:connector>
        <draw:connector draw:style-name="gr19" draw:text-style-name="P16" draw:layer="layout" svg:x1="5.766cm" svg:y1="12.735cm" svg:x2="8.897cm" svg:y2="14.963cm" draw:start-shape="id6" draw:start-glue-point="1" draw:end-shape="id8" draw:end-glue-point="0" svg:d="M5766 12735h3131v2228" svg:viewBox="0 0 3132 2229">
          <text:p/>
        </draw:connector>
        <draw:connector draw:style-name="gr19" draw:text-style-name="P16" draw:layer="layout" svg:x1="5.461cm" svg:y1="13.835cm" svg:x2="8.897cm" svg:y2="14.963cm" draw:start-shape="id7" draw:start-glue-point="1" draw:end-shape="id8" svg:d="M5461 13835h3436v1128" svg:viewBox="0 0 3437 1129">
          <text:p/>
        </draw:connector>
        <draw:connector draw:style-name="gr20" draw:text-style-name="P16" draw:layer="layout" svg:x1="5.766cm" svg:y1="12.735cm" svg:x2="14.637cm" svg:y2="18.018cm" draw:start-shape="id6" draw:start-glue-point="1" draw:end-shape="id10" draw:end-glue-point="0" svg:d="M5766 12735h8871v5283" svg:viewBox="0 0 8872 5284">
          <text:p/>
        </draw:connector>
        <draw:connector draw:style-name="gr21" draw:text-style-name="P16" draw:layer="layout" svg:x1="7.188cm" svg:y1="7.635cm" svg:x2="14.637cm" svg:y2="18.018cm" draw:start-shape="id3" draw:start-glue-point="1" draw:end-shape="id10" draw:end-glue-point="0" svg:d="M7188 7635h7449v10383" svg:viewBox="0 0 7450 10384">
          <text:p/>
        </draw:connector>
        <draw:custom-shape draw:style-name="gr22" draw:text-style-name="P3" xml:id="id11" draw:id="id11" draw:layer="layout" svg:width="4.013cm" svg:height="1.016cm" svg:x="1.6cm" svg:y="8.227cm">
          <text:p text:style-name="P1">lslpub_glov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" draw:text-style-name="P16" draw:layer="layout" svg:x1="7.188cm" svg:y1="7.635cm" svg:x2="8.897cm" svg:y2="14.963cm" draw:start-shape="id3" draw:start-glue-point="1" draw:end-shape="id8" draw:end-glue-point="0" svg:d="M7188 7635h1709v7328" svg:viewBox="0 0 1710 7329">
          <text:p/>
        </draw:connector>
        <draw:connector draw:style-name="gr19" draw:text-style-name="P16" draw:layer="layout" svg:x1="5.613cm" svg:y1="8.735cm" svg:x2="8.897cm" svg:y2="14.963cm" draw:start-shape="id11" draw:start-glue-point="1" draw:end-shape="id8" draw:end-glue-point="0" svg:d="M5613 8735h3284v6228" svg:viewBox="0 0 3285 6229">
          <text:p/>
        </draw:connector>
        <draw:connector draw:style-name="gr21" draw:text-style-name="P16" draw:layer="layout" svg:x1="5.613cm" svg:y1="8.735cm" svg:x2="14.637cm" svg:y2="18.018cm" draw:start-shape="id11" draw:start-glue-point="1" draw:end-shape="id10" draw:end-glue-point="0" svg:d="M5613 8735h9024v9283" svg:viewBox="0 0 9025 9284">
          <text:p/>
        </draw:connector>
        <draw:connector draw:style-name="gr18" draw:text-style-name="P16" draw:layer="layout" draw:line-skew="-0.388cm 0.769cm" svg:x1="16.978cm" svg:y1="4.556cm" svg:x2="17.888cm" svg:y2="18.526cm" draw:start-shape="id9" draw:start-glue-point="0" draw:end-shape="id10" draw:end-glue-point="1" svg:d="M16978 4556v-889h3353v14859h-2443" svg:viewBox="0 0 3354 14860">
          <text:p/>
        </draw:connector>
        <draw:custom-shape draw:style-name="gr23" draw:text-style-name="P3" xml:id="id13" draw:id="id13" draw:layer="layout" svg:width="5.334cm" svg:height="1.016cm" svg:x="15.097cm" svg:y="21.193cm">
          <text:p text:style-name="P1">lslsub_robotHan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" draw:text-style-name="P16" draw:layer="layout" svg:x1="8.897cm" svg:y1="15.979cm" svg:x2="8.134cm" svg:y2="21.901cm" draw:start-shape="id8" draw:start-glue-point="2" draw:end-shape="id12" draw:end-glue-point="8" svg:d="M8897 15979v5922h-763" svg:viewBox="0 0 764 5923">
          <text:p/>
        </draw:connector>
        <draw:connector draw:style-name="gr24" draw:text-style-name="P16" draw:layer="layout" draw:line-skew="-0.064cm" svg:x1="14.637cm" svg:y1="19.034cm" svg:x2="17.764cm" svg:y2="21.193cm" draw:start-shape="id10" draw:start-glue-point="2" draw:end-shape="id13" draw:end-glue-point="0" svg:d="M14637 19034v1016h3127v1143" svg:viewBox="0 0 3128 2160">
          <text:p/>
        </draw:connector>
        <draw:connector draw:style-name="gr19" draw:text-style-name="P16" draw:layer="layout" svg:x1="8.814cm" svg:y1="4.935cm" svg:x2="4.394cm" svg:y2="7.127cm" draw:start-shape="id2" draw:start-glue-point="1" draw:end-shape="id3" draw:end-glue-point="0" svg:d="M8814 4935h501v1350h-4921v842" svg:viewBox="0 0 4922 2193">
          <text:p/>
        </draw:connector>
        <draw:connector draw:style-name="gr25" draw:text-style-name="P16" draw:layer="layout" draw:line-skew="0.515cm 10.253cm -0.292cm" svg:x1="14.637cm" svg:y1="19.034cm" svg:x2="4.394cm" svg:y2="7.127cm" draw:start-shape="id10" draw:start-glue-point="2" draw:end-shape="id3" draw:end-glue-point="0" svg:d="M14637 19034v1016h4903v-13716h-15146v793" svg:viewBox="0 0 15147 13717">
          <text:p/>
        </draw:connector>
        <draw:connector draw:style-name="gr19" draw:text-style-name="P16" draw:layer="layout" svg:x1="4.451cm" svg:y1="21.9cm" svg:x2="2.267cm" svg:y2="23.165cm" draw:start-shape="id12" draw:end-shape="id14" draw:end-glue-point="0" svg:d="M4451 21900h-2184v1265" svg:viewBox="0 0 2185 1266">
          <text:p/>
        </draw:connector>
        <draw:connector draw:style-name="gr26" draw:text-style-name="P16" draw:layer="layout" svg:x1="2.267cm" svg:y1="24.181cm" svg:x2="4.451cm" svg:y2="25.898cm" draw:start-shape="id14" draw:start-glue-point="2" draw:end-shape="id15" draw:end-glue-point="6" svg:d="M2267 24181v1717h2184" svg:viewBox="0 0 2185 1718">
          <text:p/>
        </draw:connector>
        <draw:connector draw:style-name="gr27" draw:text-style-name="P16" draw:layer="layout" svg:x1="8.134cm" svg:y1="25.898cm" svg:x2="11.386cm" svg:y2="18.526cm" draw:start-shape="id15" draw:start-glue-point="8" draw:end-shape="id10" draw:end-glue-point="3" svg:d="M8134 25898h1626v-7372h1626" svg:viewBox="0 0 3253 7373">
          <text:p/>
        </draw:connector>
        <draw:connector draw:style-name="gr28" draw:text-style-name="P16" draw:layer="layout" svg:x1="14.637cm" svg:y1="19.034cm" svg:x2="6.293cm" svg:y2="27.358cm" draw:start-shape="id10" draw:start-glue-point="2" draw:end-shape="id15" draw:end-glue-point="7" svg:d="M14637 19034v8825h-8344v-501" svg:viewBox="0 0 8345 8826">
          <text:p/>
        </draw:connector>
        <draw:frame draw:style-name="gr29" draw:text-style-name="P17" draw:layer="layout" svg:width="0.889cm" svg:height="1.27cm" svg:x="13.727cm" svg:y="7.731cm">
          <draw:text-box>
            <text:p><text:span text:style-name="T3">Y</text:span></text:p>
          </draw:text-box>
        </draw:frame>
        <draw:frame draw:style-name="gr29" draw:text-style-name="P18" draw:layer="layout" svg:width="0.889cm" svg:height="1.27cm" svg:x="11.228cm" svg:y="11.731cm">
          <draw:text-box>
            <text:p><text:span text:style-name="T4">X</text:span></text:p>
          </draw:text-box>
        </draw:frame>
        <draw:frame draw:style-name="gr29" draw:text-style-name="P19" draw:layer="layout" svg:width="0.889cm" svg:height="1.27cm" svg:x="14.628cm" svg:y="19.131cm">
          <draw:text-box>
            <text:p><text:span text:style-name="T5">Ŷ</text:span></text:p>
          </draw:text-box>
        </draw:frame>
        <draw:frame draw:style-name="gr29" draw:text-style-name="P20" draw:layer="layout" svg:width="0.889cm" svg:height="1.27cm" svg:x="9.829cm" svg:y="21.931cm">
          <draw:text-box>
            <text:p><text:span text:style-name="T6">f</text:span></text:p>
          </draw:text-box>
        </draw:frame>
        <draw:frame draw:style-name="gr30" draw:text-style-name="P21" draw:layer="layout" svg:width="4.443cm" svg:height="0.962cm" svg:x="10.144cm" svg:y="26.962cm">
          <draw:text-box>
            <text:p><text:span text:style-name="T7">Update model</text:span></text:p>
          </draw:text-box>
        </draw:frame>
        <draw:frame draw:style-name="gr31" draw:text-style-name="P22" draw:layer="layout" svg:width="4.443cm" svg:height="1.673cm" svg:x="1.538cm" svg:y="26.063cm">
          <draw:text-box>
            <text:p><text:span text:style-name="T7">Create</text:span></text:p>
            <text:p><text:span text:style-name="T7">model</text:span></text:p>
          </draw:text-box>
        </draw:frame>
        <draw:frame draw:style-name="gr32" draw:text-style-name="P23" draw:layer="layout" svg:width="2.54cm" svg:height="1.673cm" svg:x="7.034cm" svg:y="16.294cm">
          <draw:text-box>
            <text:p>Store data</text:p>
          </draw:text-box>
        </draw:frame>
        <draw:frame draw:style-name="gr33" draw:text-style-name="P24" draw:layer="layout" svg:width="5.307cm" svg:height="0.962cm" svg:x="9.282cm" svg:y="2.805cm">
          <draw:text-box>
            <text:p><text:span text:style-name="T8">Start LSL plugins</text:span></text:p>
          </draw:text-box>
        </draw:frame>
        <draw:frame draw:style-name="gr34" draw:text-style-name="P23" draw:layer="layout" svg:width="5.174cm" svg:height="1.825cm" svg:x="9.034cm" svg:y="13.145cm">
          <draw:text-box>
            <text:p>Retrieve LSL streams</text:p>
          </draw:text-box>
        </draw:frame>
        <draw:frame draw:style-name="gr35" draw:text-style-name="P25" draw:layer="layout" svg:width="6.323cm" svg:height="1.352cm" svg:x="13.636cm" svg:y="0.891cm">
          <draw:text-box>
            <text:p><text:span text:style-name="T9">Architecture</text:span></text:p>
          </draw:text-box>
        </draw:frame>
        <draw:custom-shape draw:style-name="gr36" draw:text-style-name="P26" draw:layer="layout" svg:width="5.08cm" svg:height="0.813cm" svg:x="15.551cm" svg:y="25.657cm">
          <text:p text:style-name="P1"><text:span text:style-name="T10">Name</text:span><text:span text:style-name="T11">: Project Architecture</text:span></text:p>
          <draw:enhanced-geometry svg:viewBox="0 0 21600 21600" draw:type="rectangle" draw:enhanced-path="M 0 0 L 21600 0 21600 21600 0 21600 0 0 Z N"/>
        </draw:custom-shape>
        <draw:custom-shape draw:style-name="gr37" draw:text-style-name="P26" draw:layer="layout" svg:width="5.08cm" svg:height="0.711cm" svg:x="15.551cm" svg:y="26.457cm">
          <text:p text:style-name="P1"><text:span text:style-name="T10">Author</text:span><text:span text:style-name="T11">: Devillard Alexis</text:span></text:p>
          <draw:enhanced-geometry svg:viewBox="0 0 21600 21600" draw:type="rectangle" draw:enhanced-path="M 0 0 L 21600 0 21600 21600 0 21600 0 0 Z N"/>
        </draw:custom-shape>
        <draw:custom-shape draw:style-name="gr38" draw:text-style-name="P26" draw:layer="layout" svg:width="5.08cm" svg:height="2.183cm" svg:x="15.551cm" svg:y="27.157cm">
          <text:p text:style-name="P1"><text:span text:style-name="T10">Note</text:span><text:span text:style-name="T11">: <text:s/></text:span></text:p>
          <draw:enhanced-geometry svg:viewBox="0 0 21600 21600" draw:type="rectangle" draw:enhanced-path="M 0 0 L 21600 0 21600 21600 0 21600 0 0 Z N"/>
        </draw:custom-shape>
        <draw:custom-shape draw:style-name="gr39" draw:text-style-name="P26" draw:layer="layout" svg:width="20.294cm" svg:height="28.956cm" svg:x="0.365cm" svg:y="0.36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2T07:09:05.323552597</meta:creation-date>
    <dc:date>2019-05-04T21:58:48.455496414</dc:date>
    <meta:editing-duration>PT1H34M15S</meta:editing-duration>
    <meta:editing-cycles>25</meta:editing-cycles>
    <meta:generator>LibreOffice/6.0.7.3$Linux_X86_64 LibreOffice_project/00m0$Build-3</meta:generator>
    <meta:document-statistic meta:object-count="60"/>
  </office:meta>
</office:document-meta>
</file>